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master-page-name="MP0">
      <style:paragraph-properties style:page-number="auto" fo:break-before="page"/>
    </style:style>
    <style:style style:name="P2" style:family="paragraph" style:parent-style-name="Text_20_body" style:list-style-name="L1"/>
    <style:style style:name="P3" style:family="paragraph" style:parent-style-name="Text_20_body">
      <style:text-properties officeooo:rsid="00197781" officeooo:paragraph-rsid="00197781"/>
    </style:style>
    <style:style style:name="P4" style:family="paragraph" style:parent-style-name="Text_20_body">
      <style:text-properties officeooo:paragraph-rsid="001fa9aa"/>
    </style:style>
    <style:style style:name="T1" style:family="text">
      <style:text-properties fo:language="en" fo:country="CA"/>
    </style:style>
    <style:style style:name="T2" style:family="text">
      <style:text-properties fo:language="en" fo:country="CA" officeooo:rsid="001c505c"/>
    </style:style>
    <style:style style:name="T3" style:family="text">
      <style:text-properties fo:font-weight="bold" style:font-weight-asian="bold" style:font-weight-complex="bold"/>
    </style:style>
    <style:style style:name="T4" style:family="text">
      <style:text-properties officeooo:rsid="001aeea0"/>
    </style:style>
    <style:style style:name="T5" style:family="text">
      <style:text-properties officeooo:rsid="001b710a"/>
    </style:style>
    <style:style style:name="T6" style:family="text">
      <style:text-properties officeooo:rsid="001c505c"/>
    </style:style>
    <style:style style:name="T7" style:family="text">
      <style:text-properties officeooo:rsid="001e0426"/>
    </style:style>
    <style:style style:name="T8" style:family="text">
      <style:text-properties officeooo:rsid="001fa9aa"/>
    </style:style>
    <style:style style:name="T9" style:family="text">
      <style:text-properties officeooo:rsid="001fdea7"/>
    </style:style>
    <style:style style:name="T10" style:family="text">
      <style:text-properties fo:font-weight="normal" style:font-weight-asian="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Report: Testing phase</text:p>
      <text:p text:style-name="Text_20_body">The purpose of this report is to document how the team worked together on the testing phase of the group project. <text:span text:style-name="T5">It will</text:span> outline what went well, what did not work, how the team collaborated, and what would be done differently in subsequent projects. </text:p>
      <text:p text:style-name="P3">We started the testing phase with a lengthy list of bug fixes. Functionality still need<text:span text:style-name="T4">ed</text:span> to be <text:span text:style-name="T5">implemented</text:span> due to the fact that we had an incomplete game at the conclusion of the implementation phase. <text:span text:style-name="T4">We underestimated the time that would be required for completing the last room in the game and <text:s/>the writing final unit testing. </text:span></text:p>
      <text:p text:style-name="Text_20_body">The first thing on our agenda was adding the remaining “levels” at the end of the game. <text:span text:style-name="T5">T</text:span>his would allow the testing team to play our game from start to finish and address actual bugs instead of missing functionality. Once we had complete<text:span text:style-name="T5">d the</text:span> game we started addressing <text:span text:style-name="T5">the </text:span>few bugs <text:span text:style-name="T5">that</text:span> we <text:span text:style-name="T5">knew existed</text:span>. We started this phase early since we expected a long list of bugs from the testing team. <text:span text:style-name="T5">W</text:span>e only ended up receiving two bug reports <text:span text:style-name="T5">which</text:span> allowed us to spend the majority of our time improving our game. <text:span text:style-name="T6">It also allowed us</text:span> <text:span text:style-name="T6">time to </text:span>submit <text:span text:style-name="T6">thorough </text:span>bug reports for the game assigned to us.</text:p>
      <text:p text:style-name="Text_20_body">To keep a fluid work-flow we divided the work<text:span text:style-name="T6">load</text:span> in<text:span text:style-name="T6">to</text:span> three section. If a bug report came in or a feature was left incomplete, the person responsible for that code during the implementation phase would take responsibility for the task. Anyone left with down time would get tasked with testing the opposite team<text:span text:style-name="Default_20_Paragraph_20_Font"><text:span text:style-name="T1">’s game and complete documentation requirements. </text:span></text:span><text:span text:style-name="Default_20_Paragraph_20_Font"><text:span text:style-name="T2">In addition to these newly established </text:span></text:span><text:span text:style-name="Default_20_Paragraph_20_Font"><text:span text:style-name="T1">guidelines </text:span></text:span>we <text:span text:style-name="T6">continued</text:span> with our weekly team meetings to ensure everyone stayed up-to-date on the project. This early start and additional planning relieved a considerable amount of stress from the team and each one of us noticed the quality of our work improved.</text:p>
      <text:p text:style-name="Text_20_body">Should we be given the opportunity to redo this phase, we probably would not have spent so much time waiting for bug reports from the team assigned to test our game <text:span text:style-name="T7">and proceeded with improving our code earlier in the phase. </text:span>We also <text:span text:style-name="T7">realized</text:span> that working <text:span text:style-name="T7">for </text:span>a couple <text:span text:style-name="T7">of <text:s/></text:span>hours <text:span text:style-name="T7">daily</text:span> <text:span text:style-name="T7">was more efficient than lengthy work sessions with several days in between. The more frequent work sessions resulted in</text:span> <text:s/>higher quality code.</text:p>
      <text:p text:style-name="Text_20_body">The team helped each other whenever possible, but overall the workload was mostly divided up as follows:</text:p>
      <text:list xml:id="list1939744125600535926" text:style-name="L1">
        <text:list-item>
          <text:p text:style-name="P2"><text:span text:style-name="Default_20_Paragraph_20_Font"><text:span text:style-name="T3">Jace Riehl (aka Philosopher Jerry): </text:span></text:span><text:span text:style-name="Default_20_Paragraph_20_Font"><text:span text:style-name="T10">G</text:span></text:span>enerated bug reports for the other team’s game and helped out with missing unit testing.</text:p>
        </text:list-item>
        <text:list-item>
          <text:p text:style-name="P2"><text:span text:style-name="Default_20_Paragraph_20_Font"><text:span text:style-name="T3">Nathan Tipper (aka Boss Jerry):</text:span></text:span> Oversaw the bulk of the refactoring and added missing features and improvements.</text:p>
        </text:list-item>
        <text:list-item>
          <text:p text:style-name="P2"><text:span text:style-name="Default_20_Paragraph_20_Font"><text:span text:style-name="T3">Michel Martel (aka Artsy Jerry): </text:span></text:span>Was in charge of helping with documentation and coordinating workflow.</text:p>
        </text:list-item>
        <text:list-item>
          <text:p text:style-name="P2"><text:soft-page-break/><text:span text:style-name="Default_20_Paragraph_20_Font"><text:span text:style-name="T3">Vincent Cote (aka Handsome Jerry): </text:span></text:span>Was in charge of fixing UI bugs, generating reports and adding missing documentation to classes.</text:p>
        </text:list-item>
      </text:list>
      <text:p text:style-name="P4"><text:span text:style-name="T8">In conclusion, our team experienced many successes and learned valuable lessons about managing shared work loads and time lines, as well as the amount of work required in each phase of development. We got through the project with our team in tact and functioning well. We are satisfied with the final outcome of the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12T12:02:00Z</meta:creation-date>
    <dc:date>2017-04-07T23:26:14.866255522</dc:date>
    <meta:editing-cycles>15</meta:editing-cycles>
    <meta:editing-duration>PT2H15M45S</meta:editing-duration>
    <meta:document-statistic meta:table-count="0" meta:image-count="0" meta:object-count="0" meta:page-count="2" meta:paragraph-count="12" meta:word-count="543" meta:character-count="3190" meta:non-whitespace-character-count="2657"/>
    <meta:template xlink:type="simple" xlink:actuate="onRequest" xlink:title="" xlink:href="Normal"/>
  </office:meta>
</office:document-meta>
</file>